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list-style-name="L1" style:master-page-name="Standard">
      <style:paragraph-properties style:page-number="auto"/>
      <style:text-properties fo:font-size="18pt" style:font-size-asian="18pt" style:font-size-complex="18pt"/>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81873406799756175" text:style-name="L1">
        <text:list-item>
          <text:p text:style-name="P2">Nachwort</text:p>
        </text:list-item>
      </text:list>
      <text:p text:style-name="P1"/>
      <text:p text:style-name="P1">Insgesamt sind wir mit unserem Endergebnis sehr zufrieden. Auch wenn wir nur wenig Zeit hatten und vieles geplant hatten, konnten wir die wichtigen Ideen umsätzen. Es herrschte ein gutes Arbeitklima vor und wir konnten uns durch ständige Kommunikation gut abstimmen. Vorallem die Arbeitsverteilung stellte wenig Probleme dar. Außerdem ist unserer Meinung nach GitHub für ähnliche Projekte weiterzuempfeh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14.801cm" style:num-format="1" style:print-orientation="landscape" fo:margin-top="1cm" fo:margin-bottom="1cm" fo:margin-left="1.501cm" fo:margin-right="1.501cm" style:writing-mode="lr-tb" style:layout-grid-color="#c0c0c0" style:layout-grid-lines="2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rogrammadministrator</meta:initial-creator>
    <meta:editing-cycles>5</meta:editing-cycles>
    <meta:creation-date>2016-12-07T09:48:00</meta:creation-date>
    <dc:date>2016-12-11T18:31:15.04</dc:date>
    <meta:editing-duration>PT5M11S</meta:editing-duration>
    <meta:generator>OpenOffice/4.1.2$Win32 OpenOffice.org_project/412m3$Build-9782</meta:generator>
    <meta:document-statistic meta:table-count="0" meta:image-count="0" meta:object-count="0" meta:page-count="1" meta:paragraph-count="2" meta:word-count="59" meta:character-count="4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